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ugh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O ID</text:p>
          </table:table-cell>
          <table:table-cell office:value-type="string" calcext:value-type="string">
            <text:p>Skill I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ST-01-001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ST-01-001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ST-01-002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ST-01-002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ST-01-002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ST-01-002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ST-01-002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ST-01-002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ST-01-003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ST-01-003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ST-01-003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ST-01-003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ST-01-003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ST-01-003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5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5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5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5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5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ST-01-0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ST-01-0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ST-01-009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ST-01-009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ST-01-010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ST-01-010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ST-01-010c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ST-01-010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ST-01-010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ST-01-010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ST-01-011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ST-01-011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ST-01-011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ST-01-011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ST-01-0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ST-01-0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ST-01-0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ST-01-0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ST-01-0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ST-01-0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ST-01-0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T-02-0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T-02-018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T-02-018b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T-02-018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T-02-020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T-02-020b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T-02-020c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ST-02-02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ST-03-0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ST-03-0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ST-03-0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ST-03-0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ST-03-0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ST-03-0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ST-04-033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ST-04-033b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ST-04-033c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ST-04-03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ST-05-0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KST-05-041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KST-05-041b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KST-05-041c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ST-05-0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KST-05-0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KST-05-0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KST-05-0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KST-05-0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ST-05-04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ST-06-05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KST-06-0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KST-06-0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KST-06-0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ST-06-0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KST-06-0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KST-07-058</text:p>
          </table:table-cell>
        </table:table-row>
      </table:table>
      <table:table table:name="Require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O ID</text:p>
          </table:table-cell>
          <table:table-cell office:value-type="string" calcext:value-type="string">
            <text:p>Skill I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ST-01-002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ST-01-001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ST-01-001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ST-01-002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1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1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3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ST-01-005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ST-01-005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ST-01-005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ST-01-005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ST-01-005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ST-01-005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ST-01-005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ST-01-0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ST-01-009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ST-01-009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ST-01-005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ST-01-001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ST-01-002f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ST-01-002f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ST-01-005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ST-01-005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ST-01-0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ST-01-0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ST-01-0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T-01-009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T-01-009b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T-01-010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T-01-010b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T-01-010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T-01-010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T-01-010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T-01-009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T-01-009b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T-01-010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T-01-010b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T-01-010c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T-01-010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T-01-010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T-01-009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T-01-009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T-01-010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T-01-010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T-01-010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T-01-010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T-01-010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T-01-009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T-01-009b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T-01-010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T-01-010b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T-01-010c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T-01-010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T-01-010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T-01-005b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T-02-0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T-02-018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T-02-018b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T-02-018c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ST-02-020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ST-02-020b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ST-02-020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ST-01-001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ST-01-001b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ST-03-0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ST-03-0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ST-03-0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ST-03-0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ST-03-0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ST-03-0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KST-03-02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ST-03-0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ST-03-0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ST-03-0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ST-03-0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ST-03-0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ST-02-020b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ST-02-0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ST-03-0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ST-04-033c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KST-03-03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KST-04-033c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ST-04-033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ST-03-0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KST-05-0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ST-05-0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ST-05-041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ST-01-010d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KST-05-03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KST-05-04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KST-05-0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KST-05-041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KST-05-0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KST-01-009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KST-05-04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ST-05-04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ST-01-0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KST-01-005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6T13:54:10.359000000</meta:creation-date>
    <dc:date>2022-11-14T14:39:01.112000000</dc:date>
    <meta:editing-duration>PT1H8M57S</meta:editing-duration>
    <meta:editing-cycles>6</meta:editing-cycles>
    <meta:generator>LibreOffice/7.3.7.2$Windows_X86_64 LibreOffice_project/e114eadc50a9ff8d8c8a0567d6da8f454beeb84f</meta:generator>
    <meta:document-statistic meta:table-count="2" meta:cell-count="374" meta:object-count="0"/>
  </office:meta>
</office:document-meta>
</file>